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12602" officeooo:paragraph-rsid="00112602"/>
    </style:style>
    <style:style style:name="P3" style:family="paragraph" style:parent-style-name="Footnote">
      <style:text-properties fo:language="en" fo:country="US"/>
    </style:style>
    <style:style style:name="P4" style:family="paragraph" style:parent-style-name="Header">
      <style:text-properties fo:language="en" fo:country="US" officeooo:rsid="000b1430" officeooo:paragraph-rsid="000b1430"/>
    </style:style>
    <style:style style:name="P5" style:family="paragraph" style:parent-style-name="Heading_20_1">
      <style:text-properties fo:language="en" fo:country="US"/>
    </style:style>
    <style:style style:name="P6"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7" style:family="paragraph" style:parent-style-name="Heading_20_1">
      <style:text-properties style:font-name="Liberation Sans" fo:font-size="18.2000007629395pt" fo:language="en" fo:country="US" fo:font-weight="bold" officeooo:rsid="0056180e" officeooo:paragraph-rsid="0056180e" style:font-name-asian="Microsoft YaHei" style:font-size-asian="18.2000007629395pt" style:font-weight-asian="bold" style:font-name-complex="Lucida Sans" style:font-size-complex="18.2000007629395pt" style:font-weight-complex="bold"/>
    </style:style>
    <style:style style:name="P8" style:family="paragraph" style:parent-style-name="Standard">
      <style:text-properties fo:language="en" fo:country="US"/>
    </style:style>
    <style:style style:name="P9" style:family="paragraph" style:parent-style-name="Standard">
      <style:text-properties fo:language="en" fo:country="US" fo:font-weight="bold" officeooo:rsid="00112602" officeooo:paragraph-rsid="00112602" style:font-weight-asian="bold" style:font-weight-complex="bold"/>
    </style:style>
    <style:style style:name="P10" style:family="paragraph" style:parent-style-name="Standard" style:list-style-name="L1">
      <style:text-properties fo:language="en" fo:country="US" officeooo:paragraph-rsid="002962db"/>
    </style:style>
    <style:style style:name="P11" style:family="paragraph" style:parent-style-name="Standard" style:list-style-name="L1">
      <style:text-properties fo:language="en" fo:country="US" officeooo:paragraph-rsid="0035c345"/>
    </style:style>
    <style:style style:name="P12" style:family="paragraph" style:parent-style-name="Standard" style:list-style-name="L1">
      <style:text-properties fo:language="en" fo:country="US" officeooo:paragraph-rsid="003b0883"/>
    </style:style>
    <style:style style:name="P13" style:family="paragraph" style:parent-style-name="Standard" style:list-style-name="L1">
      <style:text-properties officeooo:paragraph-rsid="002962db"/>
    </style:style>
    <style:style style:name="P14" style:family="paragraph" style:parent-style-name="Standard" style:list-style-name="L1">
      <style:text-properties officeooo:paragraph-rsid="003b0883"/>
    </style:style>
    <style:style style:name="P15" style:family="paragraph" style:parent-style-name="Standard" style:list-style-name="L1">
      <style:text-properties officeooo:paragraph-rsid="003e4919"/>
    </style:style>
    <style:style style:name="P16" style:family="paragraph" style:parent-style-name="Standard" style:list-style-name="L1">
      <style:text-properties officeooo:paragraph-rsid="0040c2fc"/>
    </style:style>
    <style:style style:name="P17" style:family="paragraph" style:parent-style-name="Standard">
      <style:text-properties officeooo:paragraph-rsid="000c62b0"/>
    </style:style>
    <style:style style:name="P18" style:family="paragraph" style:parent-style-name="Standard">
      <style:text-properties officeooo:paragraph-rsid="00112602"/>
    </style:style>
    <style:style style:name="P19" style:family="paragraph" style:parent-style-name="Subtitl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paragraph-properties fo:text-align="end" style:justify-single-word="false"/>
      <style:text-properties fo:language="en" fo:country="US"/>
    </style:style>
    <style:style style:name="P22" style:family="paragraph" style:parent-style-name="Title">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0b9b91" style:font-weight-asian="bold" style:font-weight-complex="bold"/>
    </style:style>
    <style:style style:name="T3" style:family="text">
      <style:text-properties officeooo:rsid="000b9b91"/>
    </style:style>
    <style:style style:name="T4" style:family="text">
      <style:text-properties officeooo:rsid="001f41bf"/>
    </style:style>
    <style:style style:name="T5" style:family="text">
      <style:text-properties officeooo:rsid="001fa33e"/>
    </style:style>
    <style:style style:name="T6" style:family="text">
      <style:text-properties officeooo:rsid="00201461"/>
    </style:style>
    <style:style style:name="T7" style:family="text">
      <style:text-properties fo:language="en" fo:country="US"/>
    </style:style>
    <style:style style:name="T8" style:family="text">
      <style:text-properties fo:language="en" fo:country="US" officeooo:rsid="002962db"/>
    </style:style>
    <style:style style:name="T9" style:family="text">
      <style:text-properties fo:language="en" fo:country="US" officeooo:rsid="0036a625"/>
    </style:style>
    <style:style style:name="T10" style:family="text">
      <style:text-properties fo:language="en" fo:country="US" officeooo:rsid="001fa33e"/>
    </style:style>
    <style:style style:name="T11" style:family="text">
      <style:text-properties fo:language="en" fo:country="US" officeooo:rsid="001f41bf"/>
    </style:style>
    <style:style style:name="T12" style:family="text">
      <style:text-properties fo:language="en" fo:country="US" officeooo:rsid="003b0883"/>
    </style:style>
    <style:style style:name="T13" style:family="text">
      <style:text-properties fo:language="en" fo:country="US" officeooo:rsid="003b36d7"/>
    </style:style>
    <style:style style:name="T14" style:family="text">
      <style:text-properties fo:language="en" fo:country="US" officeooo:rsid="003f515a"/>
    </style:style>
    <style:style style:name="T15" style:family="text">
      <style:text-properties fo:language="en" fo:country="US" officeooo:rsid="0040c2fc"/>
    </style:style>
    <style:style style:name="T16" style:family="text">
      <style:text-properties fo:language="en" fo:country="US" officeooo:rsid="0042d248"/>
    </style:style>
    <style:style style:name="T17" style:family="text">
      <style:text-properties fo:language="en" fo:country="US" officeooo:rsid="00201461"/>
    </style:style>
    <style:style style:name="T18" style:family="text">
      <style:text-properties fo:language="en" fo:country="US" officeooo:rsid="004c4624"/>
    </style:style>
    <style:style style:name="T19" style:family="text">
      <style:text-properties fo:language="en" fo:country="US" officeooo:rsid="004fbb14"/>
    </style:style>
    <style:style style:name="T20" style:family="text">
      <style:text-properties fo:language="en" fo:country="US" officeooo:rsid="0051005a"/>
    </style:style>
    <style:style style:name="T21" style:family="text">
      <style:text-properties fo:language="en" fo:country="US" fo:font-weight="bold" officeooo:rsid="00550dac" style:font-weight-asian="bold" style:font-weight-complex="bold"/>
    </style:style>
    <style:style style:name="T22" style:family="text">
      <style:text-properties fo:language="en" fo:country="US" officeooo:rsid="000b9b91"/>
    </style:style>
    <style:style style:name="T23" style:family="text">
      <style:text-properties fo:language="en" fo:country="US" officeooo:rsid="00112602"/>
    </style:style>
    <style:style style:name="T24" style:family="text">
      <style:text-properties officeooo:rsid="002962db"/>
    </style:style>
    <style:style style:name="T25" style:family="text">
      <style:text-properties officeooo:rsid="002fd9a4"/>
    </style:style>
    <style:style style:name="T26" style:family="text">
      <style:text-properties officeooo:rsid="0035c345"/>
    </style:style>
    <style:style style:name="T27" style:family="text">
      <style:text-properties officeooo:rsid="0036a625"/>
    </style:style>
    <style:style style:name="T28" style:family="text">
      <style:text-properties officeooo:rsid="00380eae"/>
    </style:style>
    <style:style style:name="T29" style:family="text">
      <style:text-properties officeooo:rsid="00393840"/>
    </style:style>
    <style:style style:name="T30" style:family="text">
      <style:text-properties officeooo:rsid="003b0883"/>
    </style:style>
    <style:style style:name="T31" style:family="text">
      <style:text-properties officeooo:rsid="003b36d7"/>
    </style:style>
    <style:style style:name="T32" style:family="text">
      <style:text-properties officeooo:rsid="003f515a"/>
    </style:style>
    <style:style style:name="T33" style:family="text">
      <style:text-properties officeooo:rsid="0040c2fc"/>
    </style:style>
    <style:style style:name="T34" style:family="text">
      <style:text-properties officeooo:rsid="00422624"/>
    </style:style>
    <style:style style:name="T35" style:family="text">
      <style:text-properties officeooo:rsid="0042d248"/>
    </style:style>
    <style:style style:name="T36" style:family="text">
      <style:text-properties officeooo:rsid="004c4624"/>
    </style:style>
    <style:style style:name="T37" style:family="text">
      <style:text-properties officeooo:rsid="00550dac"/>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 study on Convolutional Neural Networks</text:p>
      <text:p text:style-name="P19">Michele Maione<text:note text:id="ftn1" text:note-class="footnote"><text:note-citation>1</text:note-citation><text:note-body><text:p text:style-name="P3">Michele Maione - 931468 - michele.maione@studenti.unimi.it, Intelligent systems, A/A 2020-2021, Università degli Studi di Milano, via Celoria 18, Milano, Italia.</text:p></text:note-body></text:note></text:p>
      <text:p text:style-name="P1"/>
      <text:p text:style-name="P17"><text:span text:style-name="T21">Abstract</text:span><text:span text:style-name="T22"> – </text:span><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9"/>
      <text:p text:style-name="P18"><text:span text:style-name="T21">Index terms</text:span><text:span text:style-name="T23"> </text:span><text:span text:style-name="T22">– </text:span><text:span text:style-name="T23">Machine Learning, Machine Learning, Machine Learning, Machine Learning.</text:span></text:p>
      <text:p text:style-name="P2"/>
      <text:section text:style-name="Sect1" text:name="Section1">
        <text:h text:style-name="P5" text:outline-level="1">Introduct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7" text:outline-level="1">Related work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 text:outline-level="1"><text:soft-page-break/>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 text:outline-level="1"><text:soft-page-break/>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6" text:outline-level="1">References</text:h>
      <text:list xml:id="list2848193778" text:style-name="L1">
        <text:list-item>
          <text:p text:style-name="P11">Ziqian Wu, Tianjie Lan, Cuiwei Yang, and Zhenning Nie, “A Novel Method to Detect Multiple Arrhythmias Based on Time-Frequency Analysis and Convolutional Neural Networks”, IEEE Access, <text:span text:style-name="T24">vol. </text:span><text:span text:style-name="T26">7</text:span><text:span text:style-name="T4">, pp. 170820-170830, <text:s/></text:span><text:span text:style-name="T30">December </text:span><text:span text:style-name="T4">2019</text:span></text:p>
        </text:list-item>
        <text:list-item>
          <text:p text:style-name="P14"><text:span text:style-name="T7">Dakun Lai, Xinshu Zhang1, Yuxiang Bu, Ye Su, and Chang-sheng Ma, “An Automatic System for Real-Time Identifying Atrial Fibrillation by Using a Lightweight Convolutional Neural Network”, IEEE Access, </text:span><text:span text:style-name="T8">vol. </text:span><text:span text:style-name="T9">7</text:span><text:span text:style-name="T11">, pp. 130074-130084, </text:span><text:span text:style-name="T12">December </text:span><text:span text:style-name="T9">2019</text:span></text:p>
        </text:list-item>
        <text:list-item>
          <text:p text:style-name="P12">Xin-cheng Cao, Bin Yao, and Bin-qiang Chen, “Atrial Fibrillation Detection Using an Improved Multi-Scale Decomposition Enhanced Residual Convolutional Neural Network”, IEEE Access, <text:span text:style-name="T24">vol. </text:span><text:span text:style-name="T27">7</text:span><text:span text:style-name="T4">, pp. 89152-89161, </text:span><text:span text:style-name="T30">December </text:span><text:span text:style-name="T27">2019</text:span></text:p>
        </text:list-item>
        <text:list-item>
          <text:p text:style-name="P14"><text:span text:style-name="T7">Xiaolong Zhai, and Chung Tin, “Automated ECG Classification Using Dual Heartbeat Coupling Based on Convolutional Neural Network”, IEEE Access, </text:span><text:span text:style-name="T8">vol. </text:span><text:span text:style-name="T9">6</text:span><text:span text:style-name="T11">, pp. 27465-27472, </text:span><text:span text:style-name="T13">June</text:span><text:span text:style-name="T12"> </text:span><text:span text:style-name="T9">2018</text:span></text:p>
        </text:list-item>
        <text:list-item>
          <text:p text:style-name="P14"><text:span text:style-name="T7">Zhangjun Li, Xujian Feng, Ziqian Wu, Cuiwei Yang, Baodan Bai, and Qunqing Yang, “Classification of Atrial Fibrillation Recurrence Based on a Convolution Neural Network With SVM Architecture”, IEEE Access, </text:span><text:span text:style-name="T8">vol. </text:span><text:span text:style-name="T9">7</text:span><text:span text:style-name="T11">, pp. 77849-77856, </text:span><text:span text:style-name="T12">December </text:span><text:span text:style-name="T9">2019</text:span></text:p>
        </text:list-item>
        <text:list-item>
          <text:p text:style-name="P10">Bahareh Pourbabaee, Mehrsan Javan Roshtkhari, and Khashayar Khorasani, “Deep Convolutional Neural Networks and Learning ECG Features for Screening Paroxysmal Atrial Fibrillation Patients”, IEEE Transactions On Systems, Man, And Cybernetics: Systems, <text:span text:style-name="T24">vol. </text:span><text:span text:style-name="T25">48, n. 12</text:span><text:span text:style-name="T4">, pp. 2095-2104, </text:span><text:span text:style-name="T29">D</text:span><text:span text:style-name="T28">ecember </text:span><text:span text:style-name="T27">2018</text:span></text:p>
        </text:list-item>
        <text:list-item>
          <text:p text:style-name="P15"><text:soft-page-break/><text:span text:style-name="T7">Mohamad Mahmoud Al Rahhal, Yakoub Bazi, Haidar Almubarak, Naif Alajlan, and Mansour Al Zuair, “Dense Convolutional Networks With Focal Loss and Image Generation for Electrocardiogram Classification”, IEEE Access, </text:span><text:span text:style-name="T8">vol. </text:span><text:span text:style-name="T14">7</text:span><text:span text:style-name="T11">, pp. 182225-182237, </text:span><text:span text:style-name="T12">December </text:span><text:span text:style-name="T9">2019</text:span></text:p>
        </text:list-item>
        <text:list-item>
          <text:p text:style-name="P16"><text:span text:style-name="T7">Jingshan Huang, Binqiang Chen, Bin Yao, and Wangpeng He, “ECG Arrhythmia Classification Using STFT-Based Spectrogram and Convolutional Neural Network”, IEEE Access, </text:span><text:span text:style-name="T8">vol. </text:span><text:span text:style-name="T15">7</text:span><text:span text:style-name="T11">, pp. 92871-92880, </text:span><text:span text:style-name="T16">July</text:span><text:span text:style-name="T12"> </text:span><text:span text:style-name="T9">2019</text:span></text:p>
        </text:list-item>
        <text:list-item>
          <text:p text:style-name="P10">Weifang Sun, Nianyin Zeng, and Yuchao He, “Morphological Arrhythmia Automated Diagnosis Method Using Gray-Level Co-Occurrence Matrix Enhanced Convolutional Neural Network”, IEEE Access, <text:span text:style-name="T24">vol. </text:span><text:span text:style-name="T34">7</text:span><text:span text:style-name="T4">, pp. 67123-67129, </text:span><text:span text:style-name="T34">June 2019</text:span></text:p>
        </text:list-item>
        <text:list-item>
          <text:p text:style-name="P13"><text:span text:style-name="T7">Xiaomao Fan, Qihang Yao, Yunpeng Cai, Fen Miao, Fangmin Sun, and Ye Li, “Multiscaled Fusion of Deep Convolutional Neural Networks for Screening Atrial Fibrillation From Single Lead Short ECG Recordings”, IEEE Journal Of Biomedical And Health Informatics, </text:span><text:span text:style-name="T19">v</text:span><text:span text:style-name="T7">ol. 22, </text:span><text:span text:style-name="T20">n</text:span><text:span text:style-name="T7">. 6</text:span><text:span text:style-name="T11">, pp. </text:span><text:span text:style-name="T18">1744</text:span><text:span text:style-name="T11">-</text:span><text:span text:style-name="T18">1753, November 2018</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0.003cm" table:align="margins" style:may-break-between-rows="false"/>
    </style:style>
    <style:style style:name="Table1.A" style:family="table-column">
      <style:table-column-properties style:column-width="18.6cm" style:rel-column-width="60940*"/>
    </style:style>
    <style:style style:name="Table1.B" style:family="table-column">
      <style:table-column-properties style:column-width="1.402cm" style:rel-column-width="4595*"/>
    </style:style>
    <style:style style:name="Table1.A1" style:family="table-cell">
      <style:table-cell-properties style:writing-mode="page"/>
    </style:style>
    <style:style style:name="MP1" style:family="paragraph" style:parent-style-name="Header">
      <style:text-properties fo:language="en" fo:country="US" officeooo:rsid="000b1430" officeooo:paragraph-rsid="000b1430"/>
    </style:style>
    <style:style style:name="MP2" style:family="paragraph" style:parent-style-name="Table_20_Contents">
      <style:text-properties fo:language="en" fo:country="US"/>
    </style:style>
    <style:style style:name="MP3" style:family="paragraph" style:parent-style-name="Table_20_Contents">
      <style:paragraph-properties fo:text-align="end" style:justify-single-word="false"/>
      <style:text-properties fo:language="en" fo:country="US"/>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Line2194625044416">
            <table:table-cell table:style-name="Table1.A1" office:value-type="string">
              <text:p text:style-name="MP2">M. Maione – A study on Convolutional Neural Networks</text:p>
            </table:table-cell>
            <table:table-cell table:style-name="Table1.A1" office:value-type="string">
              <text:p text:style-name="MP3"><text:page-number text:select-page="current">4</text:page-number>/<text:page-count>4</text:page-count></text:p>
            </table:table-cell>
          </table:table-row>
        </table:table>
        <text:p text:style-name="MP1"/>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29T13:24:57.490000000</dc:date>
    <dc:creator>Michele Maione</dc:creator>
    <meta:editing-duration>PT1H1M13S</meta:editing-duration>
    <meta:editing-cycles>72</meta:editing-cycles>
    <dc:title>A study on Convolutional Neural Networks</dc:title>
    <meta:document-statistic meta:table-count="1" meta:image-count="0" meta:object-count="0" meta:page-count="4" meta:paragraph-count="52" meta:word-count="2461" meta:character-count="16167" meta:non-whitespace-character-count="13764"/>
  </office:meta>
</office:document-meta>
</file>